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rsid="0010cffb" officeooo:paragraph-rsid="0010cffb"/>
    </style:style>
    <style:style style:name="P2" style:family="paragraph" style:parent-style-name="Heading_20_2">
      <style:text-properties officeooo:rsid="0010cffb" officeooo:paragraph-rsid="0010cf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citeseerx.ist.psu.edu/viewdoc/download?doi=10.1.1.512.5543&amp;rep=rep1&amp;type=pdf</text:p>
      <text:p text:style-name="Standard"><text:a xlink:type="simple" xlink:href="http://www.eecs.umich.edu/courses/eecs461/doc/CAN_notes.pdf" text:style-name="Internet_20_link" text:visited-style-name="Visited_20_Internet_20_Link">http://www.eecs.umich.edu/courses/eecs461/doc/CAN_notes.pdf</text:a></text:p>
      <text:p text:style-name="Standard"/>
      <text:p text:style-name="Standard">http://citeseerx.ist.psu.edu/viewdoc/download?doi=10.1.1.512.5543&amp;rep=rep1&amp;type=pdf</text:p>
      <text:p text:style-name="Standard">http://www.eecs.umich.edu/courses/eecs461/doc/CAN_notes.pdf</text:p>
      <text:p text:style-name="Standard">http://www.rpi.edu/dept/ecse/mps/sloa101.pdf</text:p>
      <text:p text:style-name="Standard">http://inside.mines.edu/~whoff/courses/EENG383/lectures/38-CAN.pdf</text:p>
      <text:h text:style-name="P1" text:outline-level="1">Physical layer</text:h>
      <text:h text:style-name="P1" text:outline-level="1">Datalink layer</text:h>
      <text:h text:style-name="P2" text:outline-level="2">Message format</text:h>
      <text:h text:style-name="Heading_20_2" text:outline-level="2">Types of messages</text:h>
      <text:h text:style-name="P2" text:outline-level="2">Arbitration</text:h>
      <text:h text:style-name="P2" text:outline-level="2">Types of Errors</text:h>
      <text:h text:style-name="Heading_20_2" text:outline-level="2">Fault containment</text:h>
      <text:h text:style-name="P1" text:outline-level="1">Application layer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57:43.433454985</meta:creation-date>
    <dc:date>2018-02-23T22:27:36.278114380</dc:date>
    <meta:editing-duration>PT9M49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1" meta:paragraph-count="14" meta:word-count="23" meta:character-count="513" meta:non-whitespace-character-count="504"/>
  </office:meta>
</office:document-meta>
</file>